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Monospace1" svg:font-family="Monospace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alibri" fo:font-weight="bold" officeooo:rsid="00021d50" officeooo:paragraph-rsid="00067e1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Calibri" fo:font-weight="bold" officeooo:rsid="00021d50" officeooo:paragraph-rsid="00067e12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style:font-name="Calibri" fo:font-weight="bold" officeooo:rsid="00021d50" officeooo:paragraph-rsid="00067e12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Calibri" fo:font-weight="bold" officeooo:rsid="00021d50" officeooo:paragraph-rsid="00086b4c" style:font-weight-asian="bold" style:font-weight-complex="bold"/>
    </style:style>
    <style:style style:name="P5" style:family="paragraph" style:parent-style-name="Standard">
      <style:text-properties fo:color="#000000" style:font-name="Calibri" fo:font-weight="bold" officeooo:paragraph-rsid="00067e1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Calibri" fo:font-weight="normal" officeooo:rsid="00021d50" officeooo:paragraph-rsid="00086b4c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Calibri" fo:font-weight="normal" officeooo:rsid="00021d50" officeooo:paragraph-rsid="00067e12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Calibri" fo:font-weight="normal" officeooo:rsid="00021d50" officeooo:paragraph-rsid="00086b4c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officeooo:paragraph-rsid="00067e12"/>
    </style:style>
    <style:style style:name="P1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00" style:font-name="Calibri" fo:font-weight="normal" officeooo:rsid="00021d50" officeooo:paragraph-rsid="00086b4c" fo:background-color="#eeeeee" style:font-weight-asian="normal" style:font-weight-complex="normal"/>
    </style:style>
    <style:style style:name="P1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00" style:font-name="Calibri" fo:font-weight="normal" officeooo:rsid="000ce3db" officeooo:paragraph-rsid="000ce3db" fo:background-color="#eeeeee" style:font-weight-asian="normal" style:font-weight-complex="normal"/>
    </style:style>
    <style:style style:name="P12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000000" style:font-name="Ubuntu" fo:font-weight="normal" officeooo:rsid="000d706a" officeooo:paragraph-rsid="000d706a" fo:background-color="transparent" style:font-weight-asian="normal" style:font-weight-complex="normal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00" style:font-name="Ubuntu" fo:font-weight="normal" officeooo:rsid="000e583b" officeooo:paragraph-rsid="000e583b" fo:background-color="transparent" style:font-weight-asian="normal" style:font-weight-complex="normal"/>
    </style:style>
    <style:style style:name="P14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000000" style:font-name="Ubuntu" fo:font-weight="normal" officeooo:rsid="000e583b" officeooo:paragraph-rsid="000e583b" fo:background-color="transparent" style:font-weight-asian="normal" style:font-weight-complex="normal"/>
    </style:style>
    <style:style style:name="P1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00" style:font-name="Ubuntu" fo:font-weight="normal" officeooo:rsid="000d706a" officeooo:paragraph-rsid="000d706a" fo:background-color="#eeeeee" style:font-weight-asian="normal" style:font-weight-complex="normal"/>
    </style:style>
    <style:style style:name="P1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00" style:font-name="Ubuntu" fo:font-weight="normal" officeooo:rsid="000e583b" officeooo:paragraph-rsid="000e583b" fo:background-color="#eeeeee" style:font-weight-asian="normal" style:font-weight-complex="normal"/>
    </style:style>
    <style:style style:name="P17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000000" style:font-name="Ubuntu" fo:font-weight="normal" officeooo:rsid="000e583b" officeooo:paragraph-rsid="000e583b" fo:background-color="#eeeeee" style:font-weight-asian="normal" style:font-weight-complex="normal"/>
    </style:style>
    <style:style style:name="P1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00" style:font-name="Ubuntu" fo:font-weight="normal" officeooo:rsid="000e583b" officeooo:paragraph-rsid="000e583b" fo:background-color="#ffffff" style:font-weight-asian="normal" style:font-weight-complex="normal"/>
    </style:style>
    <style:style style:name="P19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000000" style:font-name="Ubuntu" fo:font-weight="normal" officeooo:rsid="000eee1e" officeooo:paragraph-rsid="000eee1e" fo:background-color="#ffffff" style:font-weight-asian="normal" style:font-weight-complex="normal"/>
    </style:style>
    <style:style style:name="P20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fo:color="#000000" style:font-name="Calibri" fo:font-weight="normal" officeooo:rsid="00021d50" officeooo:paragraph-rsid="000ce3db" fo:background-color="#eeeeee" style:font-weight-asian="normal" style:font-weight-complex="normal"/>
    </style:style>
    <style:style style:name="P21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fo:color="#000000" style:font-name="Calibri" fo:font-weight="normal" officeooo:rsid="00021d50" officeooo:paragraph-rsid="00086b4c" fo:background-color="#eeeeee" style:font-weight-asian="normal" style:font-weight-complex="normal"/>
    </style:style>
    <style:style style:name="P22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fo:color="#000000" style:font-name="Ubuntu" fo:font-weight="normal" officeooo:rsid="000d706a" officeooo:paragraph-rsid="000d706a" fo:background-color="#eeeeee" style:font-weight-asian="normal" style:font-weight-complex="normal"/>
    </style:style>
    <style:style style:name="P23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fo:color="#000000" style:font-name="Ubuntu" fo:font-weight="normal" officeooo:rsid="000e583b" officeooo:paragraph-rsid="000e583b" fo:background-color="#eeeeee" style:font-weight-asian="normal" style:font-weight-complex="normal"/>
    </style:style>
    <style:style style:name="P24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fo:color="#000000" style:font-name="Ubuntu" fo:font-weight="normal" officeooo:rsid="000eee1e" officeooo:paragraph-rsid="000eee1e" fo:background-color="#eeeeee" style:font-weight-asian="normal" style:font-weight-complex="normal"/>
    </style:style>
    <style:style style:name="P25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fo:color="#000000" style:font-name="Monospace1" fo:font-weight="normal" officeooo:rsid="000eee1e" officeooo:paragraph-rsid="000eee1e" fo:background-color="#eeeeee" style:font-weight-asian="normal" style:font-weight-complex="normal"/>
    </style:style>
    <style:style style:name="P26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000000" style:font-name="Ubuntu" fo:font-weight="normal" officeooo:rsid="000eee1e" officeooo:paragraph-rsid="000eee1e" fo:background-color="#eeeeee" style:font-weight-asian="normal" style:font-weight-complex="normal"/>
    </style:style>
    <style:style style:name="P27" style:family="paragraph" style:parent-style-name="Header">
      <style:paragraph-properties fo:text-align="end" style:justify-single-word="false"/>
      <style:text-properties style:font-name="Ubuntu" officeooo:rsid="00067e12" officeooo:paragraph-rsid="00067e12"/>
    </style:style>
    <style:style style:name="T1" style:family="text">
      <style:text-properties officeooo:rsid="00067e1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alibri" fo:font-weight="bold" officeooo:rsid="00021d50" style:font-weight-asian="bold" style:font-weight-complex="bold"/>
    </style:style>
    <style:style style:name="T5" style:family="text">
      <style:text-properties style:font-name="Ubuntu"/>
    </style:style>
    <style:style style:name="T6" style:family="text">
      <style:text-properties style:font-name="Ubuntu" fo:font-weight="normal" officeooo:rsid="00086b4c" style:font-weight-asian="normal" style:font-weight-complex="normal"/>
    </style:style>
    <style:style style:name="T7" style:family="text">
      <style:text-properties officeooo:rsid="00086b4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86b4c" style:font-weight-asian="normal" style:font-weight-complex="normal"/>
    </style:style>
    <style:style style:name="T10" style:family="text">
      <style:text-properties fo:color="#333333"/>
    </style:style>
    <style:style style:name="T11" style:family="text">
      <style:text-properties fo:color="#333333" style:font-name="Monospace"/>
    </style:style>
    <style:style style:name="T12" style:family="text">
      <style:text-properties fo:color="#333333" style:font-name="Monospace" officeooo:rsid="000fc256"/>
    </style:style>
    <style:style style:name="T13" style:family="text">
      <style:text-properties fo:color="#009695" style:font-name="Monospace"/>
    </style:style>
    <style:style style:name="T14" style:family="text">
      <style:text-properties fo:color="#c44c57" style:font-name="Monospace"/>
    </style:style>
    <style:style style:name="T15" style:family="text">
      <style:text-properties fo:color="#f57d00" style:font-name="Monospace"/>
    </style:style>
    <style:style style:name="T16" style:family="text">
      <style:text-properties style:font-name="Monospace"/>
    </style:style>
    <style:style style:name="T17" style:family="text">
      <style:text-properties style:font-name="Monospace" fo:background-color="#ffffff" loext:char-shading-value="0"/>
    </style:style>
    <style:style style:name="T18" style:family="text">
      <style:text-properties style:font-name="Monospace" officeooo:rsid="000fc256"/>
    </style:style>
    <style:style style:name="T19" style:family="text">
      <style:text-properties fo:background-color="transparent" loext:char-shading-value="0"/>
    </style:style>
    <style:style style:name="T20" style:family="text">
      <style:text-properties fo:color="#3364a4" style:font-name="Monospace"/>
    </style:style>
    <style:style style:name="T21" style:family="text">
      <style:text-properties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/>
      <text:p text:style-name="P2">Programowanie współbieżne</text:p>
      <text:p text:style-name="P2">Sprawozdanie <text:span text:style-name="T1">2</text:span></text:p>
      <text:p text:style-name="P2"><text:span text:style-name="T1">Monitory</text:span> – wariant 5</text:p>
      <text:p text:style-name="P7"/>
      <text:p text:style-name="P7"><text:span text:style-name="T3">1.</text:span> <text:span text:style-name="T3">Cel zadania</text:span></text:p>
      <text:p text:style-name="P9"><text:span text:style-name="T4"><text:tab/></text:span><text:span text:style-name="T5">Celem zadania jest poznanie monitorowego mechanizmu synchronizacji procesów i zasad jego działania. </text:span></text:p>
      <text:p text:style-name="P9"><text:span text:style-name="T4"><text:tab/></text:span><text:span text:style-name="T6">Wariant piąty zadania przedstawia problem fryzjerów I minikurzystek.</text:span></text:p>
      <text:p text:style-name="P7"><text:tab/></text:p>
      <text:p text:style-name="P3">2. Rozwiązanie problemu</text:p>
      <text:p text:style-name="P4"><text:tab/><text:span text:style-name="T9">P</text:span><text:span text:style-name="T8">rogram został napisany w języku C#. </text:span></text:p>
      <text:p text:style-name="P8"><text:tab/>Po wprowadzeniu przez użytkownika <text:span text:style-name="T7">liczby fryzerów I manikurzystek pracujących w salonie oraz pojemności poczekalni, tworzone są obiekty fryzjerów, manikurzystek oraz kierownika salonu.</text:span></text:p>
      <text:p text:style-name="P6"/>
      <text:p text:style-name="P6"/>
      <text:p text:style-name="P6"/>
      <text:p text:style-name="P20">        <text:span text:style-name="T16">public int liczbaFryzjerow, liczbaManikiurzystek, pojemnoscPoczekalni;<text:line-break/></text:span></text:p>
      <text:p text:style-name="P20"><text:span text:style-name="T16"><text:line-break/>    public void TakeNumbers(out int liczbaFryzjerow, out int liczbaManikiurzystek, out int pojemnoscPoczekalni)<text:line-break/>        {<text:line-break/>            Console.WriteLine("Podaj liczbę fryzjerów: ");<text:line-break/>            liczbaFryzjerow = int.Parse(Console.ReadLine());<text:line-break/>            Console.WriteLine("Podaj liczbę manikiurzystek: ");<text:line-break/>            liczbaManikiurzystek = int.Parse(Console.ReadLine());<text:line-break/>            Console.WriteLine("Podaj pojemność poczekalni: ");<text:line-break/>            pojemnoscPoczekalni = int.Parse(Console.ReadLine());<text:line-break/>        }</text:span> </text:p>
      <text:p text:style-name="P10"/>
      <text:p text:style-name="P10"/>
      <text:p text:style-name="P21"><text:span text:style-name="T16"><text:s text:c="2"/>Logic logic = new Logic();<text:line-break/>  logic.TakeNumbers(out logic.liczbaFryzjerow, out logic.liczbaManikiurzystek, out logic.pojemnoscPoczekalni);<text:line-break/>  Console.WriteLine("Licbza fryzjerów: " + logic.liczbaFryzjerow);<text:line-break/>  Console.WriteLine("Liczba manikiurzystek: " + logic.liczbaManikiurzystek);<text:line-break/>  Console.WriteLine("Pojemność poczekalni: " + logic.pojemnoscPoczekalni);</text:span> </text:p>
      <text:p text:style-name="P10"/>
      <text:p text:style-name="P10"/>
      <text:p text:style-name="P21"><text:span text:style-name="T16">Boss boss = new Boss(logic.liczbaFryzjerow, logic.liczbaManikiurzystek, logic.pojemnoscPoczekalni);</text:span> </text:p>
      <text:p text:style-name="P11"/>
      <text:p text:style-name="P11"/>
      <text:p text:style-name="P21"><text:soft-page-break/><text:span text:style-name="T16">public Boss(int barbersCount, int manicuristsCount, int waitingRoomCapacity)<text:line-break/>        {<text:line-break/>            for (int i = 0; i &lt; barbersCount; i++)<text:line-break/>            {<text:line-break/>                barbers.Add(new Barber(i));<text:line-break/>            }<text:line-break/> <text:line-break/>            for (int i = 0; i &lt; manicuristsCount; i++)<text:line-break/>            {<text:line-break/>                manicurists.Add(new Manicurist(i));<text:line-break/>            }<text:line-break/> <text:line-break/>            waiting_room = new List&lt;Client&gt;(waitingRoomCapacity);<text:line-break/>        }</text:span></text:p>
      <text:p text:style-name="P10"/>
      <text:p text:style-name="P12">W naszym programie klienci wchodzą do salonu pojedynczo, co 10 minut (w skali programu – 1 sekundę).</text:p>
      <text:p text:style-name="P12"/>
      <text:p text:style-name="P22">      <text:span text:style-name="T16">System.Timers.Timer timer = new System.Timers.Timer();<text:line-break/>  timer.Elapsed += (sender, e) =&gt; { counter++; HandleTimerElapsed(boss, counter);  };<text:line-break/>  timer.Interval = 1000;<text:line-break/>  timer.Enabled = true;<text:line-break/><text:line-break/>        static void HandleTimerElapsed(Boss boss, int counter)<text:line-break/>        {<text:line-break/>            CreateClient(boss, counter);<text:line-break/>        }<text:line-break/><text:line-break/>        private static void CreateClient(Boss boss, int counter)<text:line-break/>        {<text:line-break/>            Client client = new Client(counter);<text:line-break/>            Console.WriteLine("Przybył klient " + client.name);<text:line-break/>            boss.TakeClient(client);<text:line-break/>        }       </text:span> </text:p>
      <text:p text:style-name="P15"/>
      <text:p text:style-name="P14">Po stworzeniu klienta wykonywana jest akcja kierownika salonu (TakeClient(client)), która przekierowuje klienta do poczekalni. Jeśli jest w niej miejsce, klient zajmuje ostatnie miejsce w poczekalni, jeśli nie, czeka na to miejsce losową ilość czasu (od 0 do 20 minut – w skali programu do 2 sekund).</text:p>
      <text:p text:style-name="P13"/>
      <text:p text:style-name="P23">        <text:span text:style-name="T16">public void TakeClient(Client client)<text:line-break/>        {<text:line-break/>            bool wantManicure = client.manicure_wanted;<text:line-break/>            bool entered = false;<text:line-break/><text:line-break/>            entered = CheckWaitingRoom(client);</text:span></text:p>
      <text:p text:style-name="P17"><text:span text:style-name="T16"><text:tab/><text:tab/>[...]<text:line-break/></text:span><text:soft-page-break/><text:span text:style-name="T19"><text:tab/>Następnie, jeśli klientowi skończyła się cierpliwość, klient wychodzi (jego obiekt zostaje zniszczony).</text:span></text:p>
      <text:p text:style-name="P14">Następnie kierownik sprawdza zapotrzebowanie kolejnych klientów salonu na fryzjerów, a następnie manikurzystki (Klienci którzy są aktualnie obsługiwani przez pracownika salonu mają pierwszeństwo, kolejni są klienci czekający w poczekalni).<text:span text:style-name="T21"> </text:span></text:p>
      <text:p text:style-name="P14"><text:span text:style-name="T17"/></text:p>
      <text:p text:style-name="P23"/>
      <text:p text:style-name="P23"><text:tab/><text:tab/>[...]</text:p>
      <text:p text:style-name="P23"><text:span text:style-name="T16">          if (!entered)<text:line-break/>            {<text:line-break/>                Console.WriteLine("Klient " + client.name + " wychodzi.");<text:line-break/>                ClientLeaves(out client);<text:line-break/>            }<text:line-break/><text:line-break/>            CheckClientsForBarber();<text:line-break/>            CheckClientsForManicure();<text:line-break/>        }</text:span> </text:p>
      <text:p text:style-name="P16"/>
      <text:p text:style-name="P18"/>
      <text:p text:style-name="P19">Metody CheckClientsForBarber() i CheckClientsForManicure() iterują kolejno po klientach obecnie obsługiwanych przez pracowników, a następnie klientach czekających w poczekalni. </text:p>
      <text:p text:style-name="P19">Metoda CheckClientsForBarber():</text:p>
      <text:p text:style-name="P19">Jeśli znajdzie klienta, który oczekuje na strzyżenie (w naszym programie zgodnie z treścią polecenia każdy klient żąda strzyżenia, a niektórzy również manicure'u), wysyła go do fryzjerów. Klient próbuje uzyskać usługę kolejnych fryzjerów, jeśli jednak monitor nie pozwala na uzyskanie dostępu do fryzjera, klient próbuje uzyskać dostęp u następnego. <text:s/>Jeśli znajdzie dostępnego fryzjera, fryzjer ten zajmuje monitor I rozpoczyna się strzyżenie (trwające między 10 a 30 minut – w skali programu między 1 a 3 sekundy). Jeśli nie znajdzie żadnego wolnego fryzjera (wszyscy fryzjerzy zajmują monitor) – klient wraca na swoje miejsce.</text:p>
      <text:p text:style-name="P19"/>
      <text:p text:style-name="P25">void CheckClientsForBarber(){<text:line-break/>   Console.WriteLine("Kierownik sprawdza czy przekierować któregoś z klientów do fryzjera.");<text:line-break/>   if(clients_at_manicurist.Count &gt; 0){<text:line-break/>   <text:tab/>foreach(Client c in clients_at_manicurist){<text:line-break/>        if(!c.haircut_done &amp;&amp; !c.haircut_in_progress){<text:line-break/>          Console.WriteLine("Klient " + c.name + " jest w trakcie manicure i potrzebuje strzyżenia.");<text:line-break/>          CheckBarbers(c);<text:line-break/>          break;}<text:line-break/>      }<text:line-break/>   }<text:line-break/>   else if (waiting_room.Count &gt; 0){<text:line-break/>     foreach (Client c in waiting_room){<text:line-break/>       if (!c.haircut_done){<text:line-break/>        Console.WriteLine("Klient " + c.name + " jest w poczekalni <text:soft-page-break/>i potrzebuje strzyżenia.");<text:line-break/>       CheckBarbers(c);<text:line-break/>       break;}<text:line-break/>      }<text:line-break/>   }<text:line-break/>} </text:p>
      <text:p text:style-name="P26"/>
      <text:p text:style-name="P26"/>
      <text:p text:style-name="P24"><text:span text:style-name="T10"> </text:span><text:span text:style-name="T16">void CheckBarbers(Client client){<text:line-break/>  bool freeBarber = false;<text:line-break/>  Console.WriteLine("Szukam fryzjera dla klienta " + client.name);<text:line-break/>  foreach(Barber b in barbers){<text:line-break/>    Console.WriteLine("Sprawdzam fryzjera " + b.name);<text:line-break/>    if (Monitor.TryEnter(b)){<text:line-break/>      Console.WriteLine("Fryzjer " + b.name + " wolny. Wchodzi do monitora");<text:line-break/>      waiting_room.Remove(client);<text:line-break/>      clients_at_barber.Add(client);<text:line-break/>      freeBarber = true;<text:line-break/>      try{<text:line-break/>        client.Haircut(b);<text:line-break/>        Monitor.Pulse(b);}<text:line-break/>      finally</text:span><text:span text:style-name="T18">{</text:span><text:span text:style-name="T16"><text:line-break/>        Monitor.Exit(b);<text:line-break/>        Console.WriteLine("Fryzjer " + b.name + " opuszcza monitor.");<text:line-break/>        clients_at_barber.Remove(client);<text:line-break/>        if(!client.manicure_wanted){<text:line-break/>          Console.WriteLine("Klient " + client.name + " wychodzi.");<text:line-break/>          ClientLeaves(out client);}<text:line-break/>        else if(client.manicure_wanted &amp;&amp; !client.manicure_done){<text:line-break/>           CheckWaitingRoom(client);}<text:line-break/>        CheckClientsForBarber();}<text:line-break/>      break;<text:line-break/>    }<text:line-break/>    else{<text:line-break/>      Console.WriteLine("Fryzjer " + b.name + " zajęty.");}<text:line-break/>  }<text:line-break/>  if (!freeBarber){<text:line-break/>     </text:span><text:span text:style-name="T18">C</text:span><text:span text:style-name="T16">onsole.WriteLine("Brak wolnych fryzjerów");}<text:line-break/>}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Monospace1" svg:font-family="Monospace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Ubuntu" officeooo:rsid="00067e12" officeooo:paragraph-rsid="00067e12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aria Woźnicka <text:span text:style-name="MT1">180744</text:span></text:p>
        <text:p text:style-name="MP1">Adam Wiśniewski <text:span text:style-name="MT1">18073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a Woznicka</meta:initial-creator>
    <meta:creation-date>2015-11-23T09:57:10.141737863</meta:creation-date>
    <dc:date>2015-11-23T10:54:59.499357212</dc:date>
    <dc:creator>Daria Woznicka</dc:creator>
    <meta:editing-duration>PT55M40S</meta:editing-duration>
    <meta:editing-cycles>13</meta:editing-cycles>
    <meta:generator>LibreOffice/4.2.8.2$Linux_X86_64 LibreOffice_project/420m0$Build-2</meta:generator>
    <meta:document-statistic meta:table-count="0" meta:image-count="0" meta:object-count="0" meta:page-count="4" meta:paragraph-count="30" meta:word-count="627" meta:character-count="6385" meta:non-whitespace-character-count="4964"/>
  </office:meta>
</office:document-meta>
</file>